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3bf6571" officeooo:paragraph-rsid="03f4cd97"/>
    </style:style>
    <style:style style:name="P5" style:family="paragraph" style:parent-style-name="Text_20_body">
      <style:text-properties officeooo:rsid="0411b153" officeooo:paragraph-rsid="03f4cd97"/>
    </style:style>
    <style:style style:name="P6" style:family="paragraph" style:parent-style-name="Text_20_body">
      <style:text-properties officeooo:rsid="04137347" officeooo:paragraph-rsid="03f4cd97"/>
    </style:style>
    <style:style style:name="P7" style:family="paragraph" style:parent-style-name="Text_20_body">
      <style:text-properties officeooo:rsid="04232749" officeooo:paragraph-rsid="03f4cd97"/>
    </style:style>
    <style:style style:name="P8" style:family="paragraph" style:parent-style-name="Text_20_body">
      <style:text-properties officeooo:rsid="042b5803" officeooo:paragraph-rsid="03f4cd97"/>
    </style:style>
    <style:style style:name="P9" style:family="paragraph" style:parent-style-name="Text_20_body">
      <style:text-properties officeooo:rsid="042fc6f5" officeooo:paragraph-rsid="03f4cd97"/>
    </style:style>
    <style:style style:name="P10" style:family="paragraph" style:parent-style-name="Text_20_body">
      <style:text-properties officeooo:rsid="0430dbe3" officeooo:paragraph-rsid="03f4cd97"/>
    </style:style>
    <style:style style:name="P11" style:family="paragraph" style:parent-style-name="Text_20_body">
      <style:text-properties officeooo:rsid="0404e685" officeooo:paragraph-rsid="0404e685"/>
    </style:style>
    <style:style style:name="P12" style:family="paragraph" style:parent-style-name="Text_20_body">
      <style:text-properties officeooo:rsid="0407f98c" officeooo:paragraph-rsid="0407f98c"/>
    </style:style>
    <style:style style:name="P13" style:family="paragraph" style:parent-style-name="Text_20_body">
      <style:text-properties officeooo:rsid="03ef544f" officeooo:paragraph-rsid="040b67f8"/>
    </style:style>
    <style:style style:name="P14" style:family="paragraph" style:parent-style-name="Text_20_body">
      <style:text-properties officeooo:rsid="0426eb53" officeooo:paragraph-rsid="03f4cd97"/>
    </style:style>
    <style:style style:name="P15" style:family="paragraph" style:parent-style-name="Text_20_body">
      <style:text-properties officeooo:rsid="040c212e" officeooo:paragraph-rsid="040c212e"/>
    </style:style>
    <style:style style:name="P16" style:family="paragraph" style:parent-style-name="Heading_20_2">
      <style:text-properties fo:font-weight="normal" officeooo:rsid="03f43688" officeooo:paragraph-rsid="03f4cd97" style:font-weight-asian="normal" style:font-weight-complex="normal"/>
    </style:style>
    <style:style style:name="P17" style:family="paragraph" style:parent-style-name="Heading_20_2">
      <style:text-properties officeooo:rsid="03f8afcf" officeooo:paragraph-rsid="03f4cd97"/>
    </style:style>
    <style:style style:name="P18" style:family="paragraph" style:parent-style-name="Heading_20_2">
      <style:text-properties officeooo:rsid="0430dbe3" officeooo:paragraph-rsid="03f4cd97"/>
    </style:style>
    <style:style style:name="P19" style:family="paragraph" style:parent-style-name="Heading_20_2">
      <style:text-properties officeooo:paragraph-rsid="03f4cd97"/>
    </style:style>
    <style:style style:name="P20" style:family="paragraph" style:parent-style-name="Standard">
      <style:paragraph-properties fo:text-align="start" style:justify-single-word="false" style:writing-mode="lr-tb"/>
      <style:text-properties style:font-name="Courier New" officeooo:paragraph-rsid="03f4cd97"/>
    </style:style>
    <style:style style:name="P21" style:family="paragraph" style:parent-style-name="Text_20_body">
      <style:paragraph-properties fo:text-align="start" style:justify-single-word="false" style:writing-mode="lr-tb"/>
      <style:text-properties officeooo:rsid="03c1a658" officeooo:paragraph-rsid="03f4cd97"/>
    </style:style>
    <style:style style:name="P22" style:family="paragraph" style:parent-style-name="Text_20_body">
      <style:paragraph-properties fo:text-align="start" style:justify-single-word="false" style:writing-mode="lr-tb"/>
      <style:text-properties officeooo:rsid="03c51c01" officeooo:paragraph-rsid="03f4cd97"/>
    </style:style>
    <style:style style:name="P23" style:family="paragraph" style:parent-style-name="Text_20_body">
      <style:paragraph-properties fo:text-align="start" style:justify-single-word="false" style:writing-mode="lr-tb"/>
      <style:text-properties officeooo:rsid="03d2043e" officeooo:paragraph-rsid="03f4cd97"/>
    </style:style>
    <style:style style:name="P24" style:family="paragraph" style:parent-style-name="Text_20_body">
      <style:paragraph-properties fo:text-align="start" style:justify-single-word="false" style:writing-mode="lr-tb"/>
      <style:text-properties officeooo:rsid="03d3a624" officeooo:paragraph-rsid="03f4cd97"/>
    </style:style>
    <style:style style:name="P25" style:family="paragraph" style:parent-style-name="Standard">
      <style:paragraph-properties fo:text-align="end" style:justify-single-word="false" style:writing-mode="rl-tb"/>
      <style:text-properties style:font-name="Courier New" officeooo:rsid="041cf7eb" officeooo:paragraph-rsid="03f4cd97"/>
    </style:style>
    <style:style style:name="P26" style:family="paragraph" style:parent-style-name="Heading_20_2">
      <style:paragraph-properties fo:text-align="end" style:justify-single-word="false" style:writing-mode="rl-tb"/>
      <style:text-properties fo:font-weight="normal" officeooo:rsid="03f63d0d" officeooo:paragraph-rsid="03f4cd97" style:font-weight-asian="normal" style:font-weight-complex="normal"/>
    </style:style>
    <style:style style:name="P27" style:family="paragraph" style:parent-style-name="Text_20_body">
      <style:paragraph-properties fo:text-align="end" style:justify-single-word="false" style:writing-mode="rl-tb"/>
      <style:text-properties officeooo:rsid="03c44192" officeooo:paragraph-rsid="03f4cd97"/>
    </style:style>
    <style:style style:name="P28" style:family="paragraph" style:parent-style-name="Text_20_body">
      <style:paragraph-properties fo:text-align="end" style:justify-single-word="false" style:writing-mode="rl-tb"/>
      <style:text-properties officeooo:rsid="03c51c01" officeooo:paragraph-rsid="03f4cd97"/>
    </style:style>
    <style:style style:name="P29" style:family="paragraph" style:parent-style-name="Text_20_body">
      <style:paragraph-properties fo:text-align="end" style:justify-single-word="false" style:writing-mode="rl-tb"/>
      <style:text-properties officeooo:rsid="03c2bb75" officeooo:paragraph-rsid="03f4cd97"/>
    </style:style>
    <style:style style:name="P30" style:family="paragraph" style:parent-style-name="Text_20_body">
      <style:paragraph-properties fo:text-align="end" style:justify-single-word="false" style:writing-mode="rl-tb"/>
      <style:text-properties officeooo:rsid="03d2043e" officeooo:paragraph-rsid="03f4cd97"/>
    </style:style>
    <style:style style:name="P31" style:family="paragraph" style:parent-style-name="Text_20_body">
      <style:paragraph-properties fo:text-align="end" style:justify-single-word="false" style:writing-mode="rl-tb"/>
      <style:text-properties officeooo:rsid="03d3a492" officeooo:paragraph-rsid="03f4cd97"/>
    </style:style>
    <style:style style:name="P32" style:family="paragraph" style:parent-style-name="Text_20_body">
      <style:paragraph-properties fo:text-align="end" style:justify-single-word="false" style:writing-mode="rl-tb"/>
      <style:text-properties officeooo:rsid="03e59eb7" officeooo:paragraph-rsid="03f4cd97"/>
    </style:style>
    <style:style style:name="P33" style:family="paragraph" style:parent-style-name="Text_20_body">
      <style:paragraph-properties fo:text-align="end" style:justify-single-word="false" style:writing-mode="rl-tb"/>
      <style:text-properties fo:font-style="normal" officeooo:rsid="03e5057a" officeooo:paragraph-rsid="03f4cd97" style:font-style-asian="normal" style:font-style-complex="normal"/>
    </style:style>
    <style:style style:name="P34" style:family="paragraph" style:parent-style-name="Text_20_body">
      <style:paragraph-properties fo:text-align="end" style:justify-single-word="false" style:writing-mode="rl-tb"/>
      <style:text-properties fo:font-style="normal" officeooo:rsid="03e7d0fa" officeooo:paragraph-rsid="03f4cd97" style:font-style-asian="normal" style:font-style-complex="normal"/>
    </style:style>
    <style:style style:name="P35" style:family="paragraph" style:parent-style-name="Text_20_body">
      <style:paragraph-properties fo:text-align="end" style:justify-single-word="false" style:writing-mode="rl-tb"/>
      <style:text-properties officeooo:rsid="03f8afcf" officeooo:paragraph-rsid="03f4cd97"/>
    </style:style>
    <style:style style:name="P36" style:family="paragraph" style:parent-style-name="Text_20_body">
      <style:paragraph-properties fo:text-align="end" style:justify-single-word="false" style:writing-mode="rl-tb"/>
      <style:text-properties officeooo:rsid="03f6eb35" officeooo:paragraph-rsid="03f6eb35"/>
    </style:style>
    <style:style style:name="P37" style:family="paragraph" style:parent-style-name="Heading_20_2">
      <style:paragraph-properties fo:margin-top="0in" fo:margin-bottom="0.0575in" loext:contextual-spacing="false" fo:text-align="end" style:justify-single-word="false" style:writing-mode="rl-tb"/>
      <style:text-properties style:use-window-font-color="true" officeooo:rsid="040379d9" officeooo:paragraph-rsid="040379d9"/>
    </style:style>
    <style:style style:name="P38" style:family="paragraph" style:parent-style-name="Text_20_body">
      <style:paragraph-properties fo:margin-top="0in" fo:margin-bottom="0.0575in" loext:contextual-spacing="false" fo:text-align="end" style:justify-single-word="false" style:writing-mode="rl-tb"/>
      <style:text-properties officeooo:rsid="03fc5636" officeooo:paragraph-rsid="03f4cd97"/>
    </style:style>
    <style:style style:name="P39" style:family="paragraph" style:parent-style-name="Text_20_body">
      <style:paragraph-properties fo:margin-top="0in" fo:margin-bottom="0.0575in" loext:contextual-spacing="false" fo:text-align="end" style:justify-single-word="false" style:writing-mode="rl-tb"/>
      <style:text-properties officeooo:paragraph-rsid="03f4cd97"/>
    </style:style>
    <style:style style:name="P40" style:family="paragraph" style:parent-style-name="Text_20_body">
      <style:paragraph-properties fo:margin-top="0in" fo:margin-bottom="0.0575in" loext:contextual-spacing="false" fo:text-align="end" style:justify-single-word="false" style:writing-mode="rl-tb"/>
      <style:text-properties style:use-window-font-color="true" officeooo:rsid="03fdeef7" officeooo:paragraph-rsid="03f4cd97"/>
    </style:style>
    <style:style style:name="P41" style:family="paragraph" style:parent-style-name="Text_20_body">
      <style:paragraph-properties fo:margin-top="0in" fo:margin-bottom="0.0575in" loext:contextual-spacing="false" fo:text-align="end" style:justify-single-word="false" style:writing-mode="rl-tb"/>
      <style:text-properties style:use-window-font-color="true" officeooo:rsid="03f8b751" officeooo:paragraph-rsid="03f8b751"/>
    </style:style>
    <style:style style:name="P42" style:family="paragraph" style:parent-style-name="Text_20_body">
      <style:paragraph-properties fo:margin-top="0in" fo:margin-bottom="0.0575in" loext:contextual-spacing="false" fo:text-align="end" style:justify-single-word="false" style:writing-mode="rl-tb"/>
      <style:text-properties style:use-window-font-color="true" officeooo:rsid="0404e685" officeooo:paragraph-rsid="0404e685"/>
    </style:style>
    <style:style style:name="P43" style:family="paragraph" style:parent-style-name="Text_20_body">
      <style:paragraph-properties fo:margin-top="0in" fo:margin-bottom="0.0575in" loext:contextual-spacing="false" fo:text-align="end" style:justify-single-word="false" style:writing-mode="rl-tb"/>
      <style:text-properties officeooo:rsid="03fe6cad" officeooo:paragraph-rsid="03f4cd97"/>
    </style:style>
    <style:style style:name="P44" style:family="paragraph" style:parent-style-name="Text_20_body">
      <style:paragraph-properties fo:margin-top="0in" fo:margin-bottom="0.0575in" loext:contextual-spacing="false" fo:text-align="end" style:justify-single-word="false" style:writing-mode="rl-tb"/>
      <style:text-properties officeooo:rsid="04075c45" officeooo:paragraph-rsid="03f4cd97"/>
    </style:style>
    <style:style style:name="P45" style:family="paragraph" style:parent-style-name="Text_20_body">
      <style:paragraph-properties fo:margin-top="0in" fo:margin-bottom="0.0575in" loext:contextual-spacing="false" fo:text-align="end" style:justify-single-word="false" style:writing-mode="rl-tb"/>
      <style:text-properties officeooo:rsid="040af6c8" officeooo:paragraph-rsid="03f4cd97"/>
    </style:style>
    <style:style style:name="P46" style:family="paragraph" style:parent-style-name="Text_20_body">
      <style:paragraph-properties fo:margin-top="0in" fo:margin-bottom="0.0575in" loext:contextual-spacing="false" fo:text-align="end" style:justify-single-word="false" style:writing-mode="rl-tb"/>
      <style:text-properties officeooo:rsid="04096be7" officeooo:paragraph-rsid="03f4cd97"/>
    </style:style>
    <style:style style:name="P47" style:family="paragraph" style:parent-style-name="Text_20_body">
      <style:paragraph-properties fo:margin-top="0in" fo:margin-bottom="0.0575in" loext:contextual-spacing="false" fo:text-align="start" style:justify-single-word="false" style:writing-mode="lr-tb"/>
      <style:text-properties officeooo:rsid="03fc5636" officeooo:paragraph-rsid="03f4cd97"/>
    </style:style>
    <style:style style:name="P48" style:family="paragraph" style:parent-style-name="Text_20_body">
      <style:paragraph-properties fo:margin-top="0in" fo:margin-bottom="0.0575in" loext:contextual-spacing="false" fo:text-align="start" style:justify-single-word="false" style:writing-mode="lr-tb"/>
      <style:text-properties officeooo:rsid="03fffc45" officeooo:paragraph-rsid="03f4cd97"/>
    </style:style>
    <style:style style:name="P49" style:family="paragraph" style:parent-style-name="Text_20_body">
      <style:paragraph-properties fo:margin-top="0in" fo:margin-bottom="0.0575in" loext:contextual-spacing="false" fo:text-align="start" style:justify-single-word="false" style:writing-mode="lr-tb"/>
      <style:text-properties officeooo:rsid="04005169" officeooo:paragraph-rsid="03f4cd97"/>
    </style:style>
    <style:style style:name="P50" style:family="paragraph" style:parent-style-name="Text_20_body">
      <style:paragraph-properties fo:margin-top="0in" fo:margin-bottom="0.0575in" loext:contextual-spacing="false" fo:text-align="start" style:justify-single-word="false" style:writing-mode="lr-tb"/>
      <style:text-properties officeooo:rsid="03fdeef7" officeooo:paragraph-rsid="03f4cd97"/>
    </style:style>
    <style:style style:name="P51" style:family="paragraph" style:parent-style-name="Text_20_body">
      <style:text-properties officeooo:rsid="040b67f8" officeooo:paragraph-rsid="040b67f8"/>
    </style:style>
    <style:style style:name="P52" style:family="paragraph" style:parent-style-name="Text_20_body" style:list-style-name="L4">
      <style:text-properties style:use-window-font-color="true" officeooo:rsid="0407f98c" officeooo:paragraph-rsid="0407f98c"/>
    </style:style>
    <style:style style:name="P53" style:family="paragraph" style:parent-style-name="Text_20_body" style:list-style-name="L5">
      <style:text-properties officeooo:rsid="0424ce9b" officeooo:paragraph-rsid="03f4cd97"/>
    </style:style>
    <style:style style:name="P54" style:family="paragraph" style:parent-style-name="Text_20_body" style:list-style-name="L5">
      <style:text-properties officeooo:rsid="0429c005" officeooo:paragraph-rsid="03f4cd97"/>
    </style:style>
    <style:style style:name="P55" style:family="paragraph" style:parent-style-name="Text_20_body" style:list-style-name="L5">
      <style:text-properties officeooo:rsid="041021e7" officeooo:paragraph-rsid="041021e7"/>
    </style:style>
    <style:style style:name="P56" style:family="paragraph" style:parent-style-name="Text_20_body" style:list-style-name="L6">
      <style:text-properties officeooo:rsid="042cdfda" officeooo:paragraph-rsid="03f4cd97"/>
    </style:style>
    <style:style style:name="P57" style:family="paragraph" style:parent-style-name="Text_20_body" style:list-style-name="L7">
      <style:text-properties officeooo:paragraph-rsid="03f4cd97"/>
    </style:style>
    <style:style style:name="P58" style:family="paragraph" style:parent-style-name="Text_20_body" style:list-style-name="L7">
      <style:text-properties officeooo:rsid="040445be" officeooo:paragraph-rsid="03f4cd97"/>
    </style:style>
    <style:style style:name="P59" style:family="paragraph" style:parent-style-name="Text_20_body" style:list-style-name="L1">
      <style:paragraph-properties fo:text-align="end" style:justify-single-word="false" style:writing-mode="rl-tb"/>
      <style:text-properties officeooo:rsid="03e2b4c3" officeooo:paragraph-rsid="03f4cd97"/>
    </style:style>
    <style:style style:name="P60" style:family="paragraph" style:parent-style-name="Text_20_body" style:list-style-name="L1">
      <style:paragraph-properties fo:text-align="end" style:justify-single-word="false" style:writing-mode="rl-tb"/>
      <style:text-properties officeooo:rsid="03e59eb7" officeooo:paragraph-rsid="03f4cd97"/>
    </style:style>
    <style:style style:name="P61" style:family="paragraph" style:parent-style-name="Text_20_body" style:list-style-name="L2">
      <style:paragraph-properties fo:margin-top="0in" fo:margin-bottom="0.0575in" loext:contextual-spacing="false" fo:text-align="end" style:justify-single-word="false" style:writing-mode="rl-tb"/>
      <style:text-properties officeooo:rsid="03f8afcf" officeooo:paragraph-rsid="03f4cd97"/>
    </style:style>
    <style:style style:name="P62" style:family="paragraph" style:parent-style-name="Text_20_body" style:list-style-name="L2">
      <style:paragraph-properties fo:margin-top="0in" fo:margin-bottom="0.0575in" loext:contextual-spacing="false" fo:text-align="end" style:justify-single-word="false" style:writing-mode="rl-tb"/>
      <style:text-properties officeooo:rsid="03fa38f3" officeooo:paragraph-rsid="03f4cd97"/>
    </style:style>
    <style:style style:name="P63" style:family="paragraph" style:parent-style-name="Text_20_body" style:list-style-name="L3">
      <style:paragraph-properties fo:margin-top="0in" fo:margin-bottom="0.0575in" loext:contextual-spacing="false" fo:text-align="end" style:justify-single-word="false" style:writing-mode="rl-tb"/>
      <style:text-properties officeooo:rsid="040c5524" officeooo:paragraph-rsid="03f4cd97"/>
    </style:style>
    <style:style style:name="P64" style:family="paragraph" style:parent-style-name="Text_20_body" style:list-style-name="L3">
      <style:paragraph-properties fo:margin-top="0in" fo:margin-bottom="0.0575in" loext:contextual-spacing="false" fo:text-align="end" style:justify-single-word="false" style:writing-mode="rl-tb"/>
      <style:text-properties style:use-window-font-color="true" officeooo:rsid="040d07a4" officeooo:paragraph-rsid="03f4cd97"/>
    </style:style>
    <style:style style:name="P65" style:family="paragraph" style:parent-style-name="Text_20_body">
      <style:paragraph-properties fo:margin-top="0in" fo:margin-bottom="0.0575in" loext:contextual-spacing="false" fo:text-align="end" style:justify-single-word="false" style:writing-mode="rl-tb"/>
      <style:text-properties style:use-window-font-color="true" officeooo:rsid="0432cf0a" officeooo:paragraph-rsid="0404e685"/>
    </style:style>
    <style:style style:name="P66" style:family="paragraph" style:parent-style-name="Heading_20_1">
      <style:text-properties officeooo:rsid="03f26fef" officeooo:paragraph-rsid="03f4cd97"/>
    </style:style>
    <style:style style:name="T1" style:family="text">
      <style:text-properties fo:font-weight="bold" style:font-weight-asian="bold" style:font-weight-complex="bold"/>
    </style:style>
    <style:style style:name="T2" style:family="text">
      <style:text-properties fo:font-weight="bold" officeooo:rsid="03c02bd6" style:font-weight-asian="bold" style:font-weight-complex="bold"/>
    </style:style>
    <style:style style:name="T3" style:family="text">
      <style:text-properties fo:font-weight="bold" officeooo:rsid="03c44192" style:font-weight-asian="bold" style:font-weight-complex="bold"/>
    </style:style>
    <style:style style:name="T4" style:family="text">
      <style:text-properties fo:font-weight="bold" officeooo:rsid="03f5ef08" style:font-weight-asian="bold" style:font-weight-complex="bold"/>
    </style:style>
    <style:style style:name="T5" style:family="text">
      <style:text-properties fo:font-weight="bold" officeooo:rsid="03fa38f3" style:font-weight-asian="bold" style:font-weight-complex="bold"/>
    </style:style>
    <style:style style:name="T6" style:family="text">
      <style:text-properties fo:font-weight="bold" officeooo:rsid="03fbd63d" style:font-weight-asian="bold" style:font-weight-complex="bold"/>
    </style:style>
    <style:style style:name="T7" style:family="text">
      <style:text-properties fo:font-weight="normal" officeooo:rsid="03eab83e" style:font-weight-asian="normal" style:font-weight-complex="normal"/>
    </style:style>
    <style:style style:name="T8" style:family="text">
      <style:text-properties fo:font-weight="normal" officeooo:rsid="03f5ef08" style:font-weight-asian="normal" style:font-weight-complex="normal"/>
    </style:style>
    <style:style style:name="T9" style:family="text">
      <style:text-properties officeooo:rsid="033bd0c4"/>
    </style:style>
    <style:style style:name="T10" style:family="text">
      <style:text-properties officeooo:rsid="03c02bd6"/>
    </style:style>
    <style:style style:name="T11" style:family="text">
      <style:text-properties officeooo:rsid="03c44192"/>
    </style:style>
    <style:style style:name="T12" style:family="text">
      <style:text-properties officeooo:rsid="03c51c01"/>
    </style:style>
    <style:style style:name="T13" style:family="text">
      <style:text-properties officeooo:rsid="03c710d1"/>
    </style:style>
    <style:style style:name="T14" style:family="text">
      <style:text-properties officeooo:rsid="03ccc7e5"/>
    </style:style>
    <style:style style:name="T15" style:family="text">
      <style:text-properties officeooo:rsid="03cda88f"/>
    </style:style>
    <style:style style:name="T16" style:family="text">
      <style:text-properties officeooo:rsid="03d4d8ca"/>
    </style:style>
    <style:style style:name="T17" style:family="text">
      <style:text-properties officeooo:rsid="03db8eff"/>
    </style:style>
    <style:style style:name="T18" style:family="text">
      <style:text-properties officeooo:rsid="03ddd5ca"/>
    </style:style>
    <style:style style:name="T19" style:family="text">
      <style:text-properties officeooo:rsid="03e2b4c3"/>
    </style:style>
    <style:style style:name="T20" style:family="text">
      <style:text-properties officeooo:rsid="03e68aa5"/>
    </style:style>
    <style:style style:name="T21" style:family="text">
      <style:text-properties officeooo:rsid="03e7d0fa"/>
    </style:style>
    <style:style style:name="T22" style:family="text">
      <style:text-properties officeooo:rsid="03f5b1ed"/>
    </style:style>
    <style:style style:name="T23" style:family="text">
      <style:text-properties officeooo:rsid="03fa38f3"/>
    </style:style>
    <style:style style:name="T24" style:family="text">
      <style:text-properties officeooo:rsid="03fbd63d"/>
    </style:style>
    <style:style style:name="T25" style:family="text">
      <style:text-properties officeooo:rsid="04005169"/>
    </style:style>
    <style:style style:name="T26" style:family="text">
      <style:text-properties officeooo:rsid="0409f43b"/>
    </style:style>
    <style:style style:name="T27" style:family="text">
      <style:text-properties style:use-window-font-color="true"/>
    </style:style>
    <style:style style:name="T28" style:family="text">
      <style:text-properties style:use-window-font-color="true" officeooo:rsid="03fc5636"/>
    </style:style>
    <style:style style:name="T29" style:family="text">
      <style:text-properties style:use-window-font-color="true" officeooo:rsid="0400c40e"/>
    </style:style>
    <style:style style:name="T30" style:family="text">
      <style:text-properties style:use-window-font-color="true" officeooo:rsid="03fe6359"/>
    </style:style>
    <style:style style:name="T31" style:family="text">
      <style:text-properties style:use-window-font-color="true" officeooo:rsid="03fe6cad"/>
    </style:style>
    <style:style style:name="T32" style:family="text">
      <style:text-properties style:use-window-font-color="true" officeooo:rsid="04013563"/>
    </style:style>
    <style:style style:name="T33" style:family="text">
      <style:text-properties style:use-window-font-color="true" officeooo:rsid="04058c30"/>
    </style:style>
    <style:style style:name="T34" style:family="text">
      <style:text-properties style:use-window-font-color="true" officeooo:rsid="04025eac"/>
    </style:style>
    <style:style style:name="T35" style:family="text">
      <style:text-properties style:use-window-font-color="true" officeooo:rsid="0407ba97"/>
    </style:style>
    <style:style style:name="T36" style:family="text">
      <style:text-properties style:use-window-font-color="true" officeooo:rsid="0408033c"/>
    </style:style>
    <style:style style:name="T37" style:family="text">
      <style:text-properties style:use-window-font-color="true" fo:font-weight="bold" style:font-weight-asian="bold" style:font-weight-complex="bold"/>
    </style:style>
    <style:style style:name="T38" style:family="text">
      <style:text-properties style:use-window-font-color="true" fo:font-weight="bold" officeooo:rsid="03fc5636" style:font-weight-asian="bold" style:font-weight-complex="bold"/>
    </style:style>
    <style:style style:name="T39" style:family="text">
      <style:text-properties style:use-window-font-color="true" officeooo:rsid="040c5524"/>
    </style:style>
    <style:style style:name="T40" style:family="text">
      <style:text-properties style:use-window-font-color="true" officeooo:rsid="03f8b751"/>
    </style:style>
    <style:style style:name="T41" style:family="text">
      <style:text-properties style:use-window-font-color="true" officeooo:rsid="04003295"/>
    </style:style>
    <style:style style:name="T42" style:family="text">
      <style:text-properties officeooo:rsid="04137347"/>
    </style:style>
    <style:style style:name="T43" style:family="text">
      <style:text-properties fo:color="#0000ff"/>
    </style:style>
    <style:style style:name="T44" style:family="text">
      <style:text-properties fo:color="#0000ff" officeooo:rsid="0411b153"/>
    </style:style>
    <style:style style:name="T45" style:family="text">
      <style:text-properties fo:color="#0000ff" officeooo:rsid="041bc02d"/>
    </style:style>
    <style:style style:name="T46" style:family="text">
      <style:text-properties officeooo:rsid="0411b153"/>
    </style:style>
    <style:style style:name="T47" style:family="text">
      <style:text-properties fo:color="#008000"/>
    </style:style>
    <style:style style:name="T48" style:family="text">
      <style:text-properties fo:color="#008000" officeooo:rsid="0411b153"/>
    </style:style>
    <style:style style:name="T49" style:family="text">
      <style:text-properties fo:color="#008000" officeooo:rsid="0415d069"/>
    </style:style>
    <style:style style:name="T50" style:family="text">
      <style:text-properties officeooo:rsid="0415d069"/>
    </style:style>
    <style:style style:name="T51" style:family="text">
      <style:text-properties officeooo:rsid="042a80e2"/>
    </style:style>
    <style:style style:name="T52" style:family="text">
      <style:text-properties officeooo:rsid="0427ce05"/>
    </style:style>
    <style:style style:name="T53" style:family="text">
      <style:text-properties officeooo:rsid="042b5803"/>
    </style:style>
    <style:style style:name="T54" style:family="text">
      <style:text-properties officeooo:rsid="03fc06af"/>
    </style:style>
    <style:style style:name="T55" style:family="text">
      <style:text-properties officeooo:rsid="0406afc7"/>
    </style:style>
    <style:style style:name="T56" style:family="text">
      <style:text-properties officeooo:rsid="0407f98c"/>
    </style:style>
    <style:style style:name="T57" style:family="text">
      <style:text-properties officeooo:rsid="040b67f8"/>
    </style:style>
    <style:style style:name="T58" style:family="text">
      <style:text-properties fo:font-style="italic" style:font-style-asian="italic" style:font-style-complex="italic"/>
    </style:style>
    <style:style style:name="T59" style:family="text">
      <style:text-properties officeooo:rsid="040c7f55"/>
    </style:style>
    <style:style style:name="T60" style:family="text">
      <style:text-properties officeooo:rsid="041111fa"/>
    </style:style>
    <style:style style:name="T61" style:family="text">
      <style:text-properties officeooo:rsid="04129fa0"/>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text:span text:style-name="T22">משתני </text:span>רפרנס<text:span text:style-name="T22"> - reference variables</text:span></text:h>
      <text:p text:style-name="P16">רפרנסים לעומת פוינטרים</text:p>
      <text:p text:style-name="P4">בשפת סי<text:span text:style-name="T10">, כשרצינו לקבל כתובת של משתנה (למשל כדי לשלוח לפונקציה שתוכל גם לשנות אותו), הגדרנו </text:span><text:span text:style-name="T2">פוינטר</text:span><text:span text:style-name="T10"> למשתנה, למשל:</text:span></text:p>
      <text:p text:style-name="P21">int num; int* pnum = &amp;num;</text:p>
      <text:p text:style-name="P27">כדי להשתמש בפוינטר, צריך ל<text:span text:style-name="T12">הקדים לו כוכבית, למשל:</text:span></text:p>
      <text:p text:style-name="P22">(*<text:span text:style-name="T14">pnum</text:span>) = 5;</text:p>
      <text:p text:style-name="P28">ואם המשתנה הוא עצם או struct, צריך להשתמש בחץ, למשל:</text:p>
      <text:p text:style-name="P22">Point <text:span text:style-name="T16">location; Point* plocation = &amp;location;</text:span></text:p>
      <text:p text:style-name="P22"><text:span text:style-name="T15">plocation</text:span>-&gt;x = 5;<text:span text:style-name="T13"> <text:s/>// equivalent to (*plocation).x = 5;</text:span></text:p>
      <text:p text:style-name="P29">בשפת ++C יש דרך נוספת <text:span text:style-name="T11">לקבל כתובת של משתנה - להגדיר </text:span><text:span text:style-name="T3">רפרנס</text:span><text:span text:style-name="T4"> </text:span><text:span text:style-name="T8">(reference)</text:span><text:span text:style-name="T11">:</text:span></text:p>
      <text:p text:style-name="P23">int&amp; <text:span text:style-name="T17">rnum</text:span> =<text:span text:style-name="T17"> num</text:span>;</text:p>
      <text:p text:style-name="P30">זה מאד דומה, רק שהפעם, אפשר לגשת למשתנה בלי כוכבית, למשל:</text:p>
      <text:p text:style-name="P23"><text:span text:style-name="T17">rnum</text:span> = 5;</text:p>
      <text:p text:style-name="P31">ובלי חץ, למשל:</text:p>
      <text:p text:style-name="P24">Point&amp; <text:span text:style-name="T18">rlocation</text:span> = <text:span text:style-name="T18">location</text:span>; <text:s text:c="3"/><text:span text:style-name="T18">rlocation</text:span>.x = 5;</text:p>
      <text:p text:style-name="P32">חוץ מצורת הגישה, ישנם שני הבדלים עיקריים בין <text:span text:style-name="T19">פוינטר לרפרנס: </text:span></text:p>
      <text:list xml:id="list2021128062" text:style-name="L1">
        <text:list-item>
          <text:p text:style-name="P59">אפשר ליצור פוינטר בלי לאתחל אותו (או לאתחל ל-nullptr), אבל כשיוצרים רפרנס - חייבים לאתחל אותו מייד למשתנה. <text:s/>זה אמור לצמצם את הסיכוי לשגיאות - כשיש לנו רפרנס, אנחנו יכולים להיות בטוחים שיש שם עצם ממשי ולא null.</text:p>
        </text:list-item>
        <text:list-item>
          <text:p text:style-name="P60">אפשר לשנות פוינטר לאחר יצירתו, למשל להוסיף לו 1 (ואז הוא יצביע למקום אחר בזיכרון). אבל אי אפשר לשנות רפרנס לאחר יצירתו<text:span text:style-name="T20">. <text:s text:c="2"/>גם זה אמור לצמצם את הסיכוי לשגיאות - רפרנס תמיד מצביע לאותו מקום בזיכרון ולא יכול "לנדוד" למקומות לא רצויים.</text:span></text:p>
        </text:list-item>
      </text:list>
      <text:p text:style-name="P36">ראו הדגמה בתיקיה <text:span text:style-name="T54">1</text:span>.</text:p>
      <text:p text:style-name="P26">השוואה לג'אבה</text:p>
      <text:p text:style-name="P33">בג'אבה, כל המשתנים שהם עצמים (לא פרימיטיביים), <text:span text:style-name="T7">הם כמעט כמו רפרנסים</text:span>.<text:span text:style-name="T21"> הם מכילים כתובת של משתנה, אפשר לגשת אליהם כמו שניגשים למשתנה עצמו - בלי כוכבית ובלי חץ, ואי-אפשר "להזיז" אותם. <text:s text:c="2"/></text:span></text:p>
      <text:p text:style-name="P34">אבל בניגוד לרפרנסים, אפשר לאתחל אותם עם null.</text:p>
      <text:p text:style-name="P17">שימושים</text:p>
      <text:p text:style-name="P13">השימוש העיקרי של רפרנס <text:span text:style-name="T57">הוא כשרוצים לכתוב פונקציות שמשנות את הארגומנטים שלהם.</text:span></text:p>
      <text:p text:style-name="P51">לדוגמה, פונקציה כגון swap - שמחליפה בין הערכים שהיא מקבלת - צריך לכתוב עם רפרנסים. <text:s/>בסי היינו כותבים את הפונקציה עם פוינטרים, אבל זה פחות נוח כי הפונקציה הקוראת צריכה להפוך את הפרמטרים לפוינטרים, והפונקציה swap עצמה צריכה לגשת אליהם בצורה שניגשים לפוינטרים. רפרנסים מאפשרים להשיג אותה מטרה בצורה יותר פשוטה וקריאה.</text:p>
      <text:p text:style-name="P17">"ערך שמאלי" ו"ערך ימני" - lvalue, rvalue</text:p>
      <text:p text:style-name="P35">אחד המושגים שמופיעים הרבה בתיעוד של ++C <text:span text:style-name="T23">ובהודעות-השגיאה של קומפיילרים </text:span>הם: lvalue, rvalue<text:span text:style-name="T23">.</text:span></text:p>
      <text:list xml:id="list1807833443" text:style-name="L2">
        <text:list-item>
          <text:p text:style-name="P61">lvalue - <text:span text:style-name="T23">מציין דבר שיש לו כתובת בזיכרון, דבר שמתקיים גם אחרי שהביטוי מסתיים. למשל: משתנה, רפרנס, כוכבית-פוינטר. הוא נקרא </text:span><text:span text:style-name="T5">l</text:span><text:span text:style-name="T23">value כי יש לו </text:span><text:span text:style-name="T5">l</text:span><text:span text:style-name="T23">ocation וכי אפשר לשים אותו בצד השמאלי (</text:span><text:span text:style-name="T5">l</text:span><text:span text:style-name="T23">eft) של סימן =.</text:span></text:p>
        </text:list-item>
        <text:list-item>
          <text:p text:style-name="P62">rvalue - מציין דבר שלא ממשיך להתקיים אחרי שהביטוי מסתיים. למשל: <text:span text:style-name="T24">מספר, מחרוזת קבועה, ביטוי מתמטי (x+y), קריאה לפונקציה (f(123)). <text:s/>הוא נקרא </text:span><text:span text:style-name="T6">r</text:span><text:span text:style-name="T24">value כי הוא יכול להופיע רק בצד הימני (</text:span><text:span text:style-name="T6">r</text:span><text:span text:style-name="T24">ight) של סימן =.</text:span></text:p>
        </text:list-item>
      </text:list>
      <text:p text:style-name="P38">לדוגמה, אם כותבים <text:span text:style-name="T25">ביטויים כמו</text:span>:</text:p>
      <text:p text:style-name="P47">7<text:span text:style-name="T25"> </text:span>=<text:span text:style-name="T25"> </text:span>a;</text:p>
      <text:p text:style-name="P48">x+y<text:span text:style-name="T25"> </text:span>=<text:span text:style-name="T25"> </text:span>a;</text:p>
      <text:p text:style-name="P49">f() = a;</text:p>
      <text:p text:style-name="P39"><text:span text:style-name="T26">(כאשר f היא פונקציה שמחזירה int) <text:s/>מקבלים הודעת שגיאה: "expression must be a modifiable lvalue</text:span><text:span text:style-name="T28">"</text:span><text:span text:style-name="T29">.</text:span></text:p>
      <text:p text:style-name="P40">טוב, זה די צפוי, אבל הודעת-שגיאה עם lvalue יכול להופיע גם במקרים פחות צפויים. למשל:</text:p>
      <text:p text:style-name="P50"><text:span text:style-name="T27">int&amp; </text:span><text:span text:style-name="T30">refToInt</text:span><text:span text:style-name="T27"> = </text:span><text:span text:style-name="T30">5;</text:span></text:p>
      <text:p text:style-name="P50"><text:span text:style-name="T30">int&amp; refToInt = </text:span><text:span text:style-name="T31">x+y</text:span><text:span text:style-name="T30">;</text:span></text:p>
      <text:p text:style-name="P50"><text:span text:style-name="T30">int&amp; refToInt = </text:span><text:span text:style-name="T32">f()</text:span><text:span text:style-name="T30">;</text:span></text:p>
      <text:p text:style-name="P43"><text:span text:style-name="T30">ג</text:span><text:span text:style-name="T27">ם כאן נקבל הודעת שגיאה האומרת לנו שאי-אפשר לאתחל רפרנס עם דבר שהוא לא lvalue. למה? כי רפרנס אמור להצביע לעצם </text:span><text:span text:style-name="T33">ש</text:span><text:span text:style-name="T27">אפשר לשנות אותו - הוא לא יכול להצביע למספר </text:span><text:span text:style-name="T34">או לביטוי זמני.</text:span></text:p>
      <text:p text:style-name="P44"><text:span text:style-name="T34">י</text:span><text:span text:style-name="T27">ש מקרה אחד שבו </text:span><text:span text:style-name="T35">אפשר להציב rvalue בתוך רפרנס - כאשר מגדירים את הרפרנס כקבוע - const. למשל הביטויים הבאים חוקיים:</text:span></text:p>
      <text:p text:style-name="P50"><text:span text:style-name="T36">const </text:span><text:span text:style-name="T27">int&amp; </text:span><text:span text:style-name="T30">refToInt</text:span><text:span text:style-name="T27"> = </text:span><text:span text:style-name="T30">5;</text:span></text:p>
      <text:p text:style-name="P50"><text:span text:style-name="T36">const </text:span><text:span text:style-name="T30">int&amp; refToInt = </text:span><text:span text:style-name="T31">x+y</text:span><text:span text:style-name="T30">;</text:span></text:p>
      <text:p text:style-name="P50"><text:span text:style-name="T36">const </text:span><text:span text:style-name="T30">int&amp; refToInt = </text:span><text:span text:style-name="T32">f()</text:span><text:span text:style-name="T30">;</text:span></text:p>
      <text:p text:style-name="P46"><text:span text:style-name="T30">כ</text:span><text:span text:style-name="T27">יוון שהדבר שמצביעים אליו מוגדר כ"קבוע", הקומפיילר ממילא לא ייתן לנו לשנות אותו, ולכן הרפרנס יכול להצביע גם לדבר שאין לו כתובת בזיכרון.</text:span></text:p>
      <text:p text:style-name="P42">במקרה זה, הקומפיילר מאריך את אורך-החיים של המשתנה הזמני, כך שיישאר בזיכרון (בד"כ על המחסנית) למשך כל אורך החיים של הרפרנס.</text:p>
      <text:p text:style-name="P45"><text:span text:style-name="T38">ל</text:span><text:span text:style-name="T37">מה צריך את זה?</text:span><text:span text:style-name="T27"> - השימוש העיקרי של const reference הוא כשרוצים להעביר ארגומנטים לפונקציות.</text:span><text:span text:style-name="T39"> זה שימושי במיוחד כשהארגומנט הוא אובייקט גדול. יש כמה דרכים להעביר אותו לפונקציה:</text:span></text:p>
      <text:list xml:id="list2644276003" text:style-name="L3">
        <text:list-item>
          <text:p text:style-name="P63"><text:span text:style-name="T27">אם מעבירים אותו כערך - הוא </text:span><text:span text:style-name="T37">מועתק</text:span><text:span text:style-name="T27"> למשתנה זמני שמועבר לפונקציה. זה יכול להיות מאד בזבזני כשהמשתנה גדול.</text:span></text:p>
        </text:list-item>
        <text:list-item>
          <text:p text:style-name="P63"><text:span text:style-name="T27">אם מעבירים אותו כרפרנס - הוא לא מועתק, רק הכתובת שלו מועתקת, </text:span><text:span text:style-name="T37">אבל</text:span><text:span text:style-name="T27">, הפונקציה יכולה לשנות את ערכו, וזה עלול לגרום שגיאות לוגיות.</text:span></text:p>
        </text:list-item>
        <text:list-item>
          <text:p text:style-name="P64">אם מעבירים אותו כרפרנס-קבוע (const &amp;), רק הכתובת שלו מועתקת, ובנוסף, הקומפיילר מוודא שאי-אפשר לשנות את ערכו<text:span text:style-name="T55">.</text:span> יתרון נוסף הוא, שאפשר להעביר לפונקציה rvalue<text:span text:style-name="T55"> - למשל ערך זמני המגיע מקריאה לפונקציה קודמת.</text:span></text:p>
        </text:list-item>
      </text:list>
      <text:p text:style-name="P41"/>
      <text:p text:style-name="P37">החזרת רפרנסים מתוך פונקציות</text:p>
      <text:p text:style-name="P11">ב++C אפשר ל<text:span text:style-name="T56">א רק להעביר רפרנסים כפרמטרים לפונקציות, אלא גם להחזיר רפרנסים מתוך פונקציות. <text:s/></text:span><text:span text:style-name="T40">ראו הדגמה בתיקיה</text:span><text:span text:style-name="T41"> 2</text:span><text:span text:style-name="T40">.</text:span></text:p>
      <text:p text:style-name="P12"><text:span text:style-name="T40">ל</text:span><text:span text:style-name="T27">מה זה טוב?</text:span></text:p>
      <text:list xml:id="list4224546872" text:style-name="L4">
        <text:list-item>
          <text:p text:style-name="P52">שיטה של מחלקה יכולה להחזיר רפרנס לשדה של המחלקה, כדי לאפשר לקוראים לשנות את המחלקה. לדוגמה, במחלקה המייצגת מערך של מספרים, יכולה להיות שיטה בשם "get" המקבלת אינדקס ומחזירה את המספר הנמצא באינדקס זה. בג'אבה, כדי לשנות את המספר הזה, היינו צריכים שיטה אחרת בשם "put". ב++C, אפשר לשנות את השיטה "get" כך שתחזיר int&amp; במקום int, כך נוכל להשתמש באותה שיטה לקריאה ולכתיבה.</text:p>
        </text:list-item>
        <text:list-item>
          <text:p text:style-name="P52">כשכותבים שיטה שמשנה מחלקה, מקובל להחזיר רפרנס למחלקה עצמה, כדי שיהיה אפשר לקרוא לכמה שיטות-עדכון בשרשרת. ראו דוגמה בתיקיה 2.</text:p>
        </text:list-item>
      </text:list>
      <text:p text:style-name="P65"/>
      <text:p text:style-name="P19">מקורות</text:p>
      <text:list xml:id="list3818577818" text:style-name="L7">
        <text:list-item>
          <text:p text:style-name="P57">מצגות של<text:span text:style-name="T9"> </text:span>אופיר פלא ומירי בן-ניסן.</text:p>
        </text:list-item>
        <text:list-item>
          <text:p text:style-name="P58">https://eli.thegreenplace.net/2011/12/15/understanding-lvalues-and-rvalues-in-c-and-c</text:p>
        </text:list-item>
      </text:list>
      <text:p text:style-name="P3"/>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3-12T16:29:33.846216787</dc:date>
    <meta:editing-duration>P8DT10H19M10S</meta:editing-duration>
    <meta:editing-cycles>942</meta:editing-cycles>
    <meta:document-statistic meta:table-count="0" meta:image-count="0" meta:object-count="0" meta:page-count="1" meta:paragraph-count="60" meta:word-count="807" meta:character-count="4598" meta:non-whitespace-character-count="3847"/>
  </office:meta>
</office:document-meta>
</file>